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2889"/>
    </style:style>
    <style:style style:name="P2" style:family="paragraph" style:parent-style-name="Standard">
      <style:paragraph-properties>
        <style:tab-stops>
          <style:tab-stop style:position="13.229cm"/>
        </style:tab-stops>
      </style:paragraph-properties>
      <style:text-properties officeooo:paragraph-rsid="001028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2889"/>
    </style:style>
    <style:style style:name="T3" style:family="text">
      <style:text-properties officeooo:rsid="0010cb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jercicio Práctico: Sistema de Gestión de Biblioteca</text:span><text:line-break/><text:line-break/><text:span text:style-name="T1">Objetivo: </text:span><text:line-break/>Desarrollar un pequeño sistema de gestión para una biblioteca utilizando las habilidades y conceptos aprendidos en el primer mes del curso.<text:line-break/><text:line-break/><text:span text:style-name="T1">Descripción:</text:span><text:line-break/>Una biblioteca desea automatizar su sistema de préstamo y devolución de libros. Deberás implementar un programa en Java que permita gestionar los libros y sus préstamos. <text:line-break/><text:line-break/><text:span text:style-name="T1">Requerimientos:</text:span><text:line-break/><text:line-break/><text:span text:style-name="T1">1. Modelado de clases:</text:span><text:line-break/><text:span text:style-name="T1"> <text:s text:c="3"/>- Libro</text:span>: Debe contener un ID, título, autor, <text:span text:style-name="T2">Fecha</text:span> de publicación<text:span text:style-name="T2">(Date)</text:span> y estado (disponible o prestado).<text:line-break/><text:span text:style-name="T1"> <text:s text:c="3"/>-Usuario:</text:span> Debe contener un ID, nombre, y una lista de libros prestados.<text:line-break/><text:line-break/><text:span text:style-name="T1">2. Colecciones:</text:span><text:line-break/> <text:s text:c="3"/>- Utiliza un `ArrayList` para mantener una lista de todos los libros en la biblioteca.<text:line-break/> <text:s text:c="3"/>- Utiliza un `HashMap` para asociar un ID de usuario con su objeto correspondiente (para facilitar búsquedas).<text:line-break/><text:line-break/><text:span text:style-name="T1">3. Funcionalidades básicas:</text:span><text:line-break/> <text:s text:c="3"/><text:span text:style-name="T1">- Agregar libros:</text:span> El administrador debe poder agregar nuevos libros a la biblioteca.<text:line-break/> <text:s text:c="3"/><text:span text:style-name="T1">- Registrar usuarios:</text:span> Se debe poder registrar nuevos usuarios en el sistema.<text:line-break/> <text:s text:c="3"/><text:span text:style-name="T1">- Préstamo de libros:</text:span> Un usuario puede solicitar el préstamo de un libro. Si el libro está <text:tab/>disponible, se le asigna al usuario y se marca como prestado.<text:line-break/><text:span text:style-name="T1"> <text:s text:c="3"/>- Devolución de libros:</text:span> Un usuario puede devolver un libro. Al hacerlo, el libro debe marcarse como disponible nuevamente.<text:line-break/><text:span text:style-name="T1"> <text:s text:c="3"/>-Listado de libros:</text:span> Se debe poder listar todos los libros en la biblioteca y su estado.<text:line-break/><text:span text:style-name="T1"> <text:s text:c="3"/>- Listado de usuarios y préstamos:</text:span> Se debe poder listar todos los usuarios y los libros que tienen en préstamo.<text:line-break/><text:line-break/><text:span text:style-name="T1">4. Excepciones:</text:span><text:line-break/> <text:s text:c="3"/>- Implementa y maneja las excepciones adecuadas para situaciones como intentar prestar un libro que no está disponible, <text:span text:style-name="T2">considera si crearte clases se Excepciones personalizadas o no</text:span>.</text:p>
      <text:p text:style-name="P1"><text:line-break/><text:line-break/><text:span text:style-name="T1">5. Iteración:</text:span><text:line-break/> <text:s text:c="3"/>- Utiliza bucles para iterar a través de la lista de libros y usuarios cuando sea necesario (por ejemplo, para buscar un libro específico o mostrar todos los libros).<text:line-break/><text:line-break/> 1. Diseña las clases y sus relaciones basadas en los requerimientos.<text:line-break/>2. Implementa las funcionalidades básicas.<text:line-break/>3. Crea una clase principal (`Main`) con un menú interactivo para que el administrador pueda gestionar la biblioteca.<text:line-break/>4. Realiza pruebas para asegurarte de que todo funciona correctamente.<text:line-break/><text:line-break/><text:span text:style-name="T1">Nota: </text:span><text:line-break/>- Para simplificar el ejercicio, no es necesario persistir los datos (es decir, los datos pueden perderse una vez que el programa se cierre).<text:line-break/><text:soft-page-break/>- Aunque no es obligatorio, considera utilizar principios de programación orientada a objetos como encapsulamiento y herencia, cuando sea apropiado. <text:line-break/></text:p>
      <text:p text:style-name="P1">-<text:span text:style-name="T2">Una vez finalizado el Ejercicio, </text:span><text:span text:style-name="T3">implementaremos bases de datos.</text:span><text:line-break/><text:line-break/>¡Buena suerte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1T21:18:03.892000000</meta:creation-date>
    <dc:date>2023-08-30T11:37:29.256000000</dc:date>
    <meta:editing-duration>P3DT15H10M29S</meta:editing-duration>
    <meta:editing-cycles>3</meta:editing-cycles>
    <meta:generator>LibreOffice/7.4.6.2$Windows_X86_64 LibreOffice_project/5b1f5509c2decdade7fda905e3e1429a67acd63d</meta:generator>
    <meta:document-statistic meta:table-count="0" meta:image-count="0" meta:object-count="0" meta:page-count="2" meta:paragraph-count="3" meta:word-count="394" meta:character-count="2607" meta:non-whitespace-character-count="2149"/>
  </office:meta>
</office:document-meta>
</file>